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text-properties fo:font-style="normal" fo:font-weight="normal" style:font-style-asian="normal" style:font-weight-asian="normal" style:font-style-complex="normal" style:font-weight-complex="normal"/>
    </style:style>
    <style:style style:name="P2" style:family="paragraph" style:parent-style-name="Standard">
      <style:paragraph-properties fo:line-height="200%"/>
      <style:text-properties fo:font-style="normal" style:font-style-asian="normal" style:font-style-complex="normal"/>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 Bolton – CSF Seminar</text:p>
      <text:p text:style-name="P3"/>
      <text:p text:style-name="P4">In Defense of Reason</text:p>
      <text:p text:style-name="P4"/>
      <text:p text:style-name="P2"><text:tab/>As Pirsig was reaching a culmination in his ideas, he identified and railed against his true enemy: Aristotle, the founding father of reason, and all those associated with him, which seemed to have been all of western thought. I would like to examine how Pirsig came to so strongly dislike rationality and reason, or 'classical thought', how he eventually concluded that quality is the fundamental building block of everything, and how his metaphysics of quality cannot possibly be true.</text:p>
      <text:p text:style-name="P1"><text:tab/>Pirsig's first turning point was in college, studying molecular biology. Pirsig noticed that the first step of the scientific method, the hypothesis, seems to spring out of nowhere, and he concluded from this that the scientific method was thus not scientific at all because these hypotheses do not come from deduction or induction, and there are an infinite amount of additional hypotheses that we can never test.<text:tab/></text:p>
      <text:p text:style-name="P1"><text:tab/>There is nothing logically wrong with hypotheses. What he's failing to realize is the importance of the rest of the scientific method: testing. Testing is what validates something to be true, or as close to being true as possible. It doesn't matter where the hypotheses came from, whether from instant neural connections in the brain, a mystical spirit, or from the random scribblings made by a cat. If it passes scientific testings, then it's as close to truth as we can come.</text:p>
      <text:p text:style-name="P1"><text:tab/>Once we find one hypothesis to test true, there's no reason to test any others, because we've reached the closest possible truth from available data and test methods. If we discover new data and new methods of testing, that hypothesis may become false, and we will have to find a new hypothesis. This presents Pirsig with a new problem, where he says that science hasn't provided many definitive answers but has created countless new questions. He obviously only wants to be involved in some kind of truth-finding idealism where if you find an answer, that's the answer – period. The idea that new data <text:soft-page-break/>or new knowledge continually invalidates old truths seems unproductive to him, even though it makes perfect sense to me that as our knowledge of the world changes, so do our ideas about it. Pirsig wants to preach the word, not muddle around in physical details, even though the detailed methods of science are supremely reliable and have produced more society-changing results than any intellectual pursuit in all of history. Nevertheless, he turns away from science and pursues philosophy and ultimately rhetoric, rejecting logic and reason altogether. </text:p>
      <text:p text:style-name="P1"><text:tab/>Long after rejecting science, Pirsig begins to think about 'quality'; not quality in the simple sense of attributes, but quality in the sense of 'goodness.' He implies at different points throughout the book that his extremely vague concept of Quality (which he insists on capitalizing as an allusion to its singularity) might be seen as a synonym to the tao, the good, arete, and even the soul. I took it to mean the general definition of 'the good,' and is the same thing all philosophers have been thinking about since ancient times.</text:p>
      <text:p text:style-name="P3"><text:span text:style-name="T2"><text:tab/>In trying to define quality, Pirsig is presented with the problem of whether it is subjective or objective. <text:s/>Addressing the idea of objective quality, he doesn't reject it outright; he admits that quality couldn't be measured by instruments, but that doesn't mean it's not objective, and he gives two examples of unmeasurable, objective things: zero and the law of gravity. Zero, however, can be measured; it's the reading we get when there is an absence of something, such as weight or electricity, and it certainly existed before the Greeks, even if they didn't think to include it in a set with the rest of the numbers. Pirsig seems to confuse epistemology with metaphysics throughout the book, and he often seems to assume the two are the same. Metaphysics deals with how things exist, while epistemology deals with how we know those things exist. <text:s/>Pirsig also states the law of gravity exists but is not measurable, and at a previous point in the book, speaking to his son, he states that the law of gravity did not exist before Newton. Here again Pirsig is confusing the metaphysical and the epistemological. The law of gravity itself is not measurable because it's simply a description of a behavior. The actual </text:span><text:span text:style-name="T2">behavior that the law is describing, gravity itself, existed before Newton. So, of course the law cannot </text:span><text:soft-page-break/><text:span text:style-name="T2">be measured, but the behavior itself can. Just use a scale. </text:span></text:p>
      <text:p text:style-name="P1"><text:tab/>When Pirsig addresses quality as being subjective, he does so briefly. He says that if it was subjective, it would be 'whatever you like,' and this isn't always quality, so it must not be subjective. <text:tab/>Thus having rejective both subjective and objective versions of quality, Pirsig decides that since quality is not subordinate to either of the two, it must create them. His conclusion at this point, which is his foundation for the 'metaphysics of quality,' is that quality is the fundamental building block of the entire universe – every atom is derived from it.</text:p>
      <text:p text:style-name="P1"><text:tab/>On page 374, Pirsig claims that he is neither a subjective idealist nor a materialist. However, there is obviously no quality judgment created between the meeting of two inanimate objects, so if everything is deduced from quality, everything must come out of human experience. This sounds awfully subjective-idealist and human-centric to me. </text:p>
      <text:p text:style-name="P1"><text:tab/>A great influence that led Pirsig to these conclusions may have been his description of Hume and Kant and their conceptions about sense data and subjectivity. Hume asserts that we cannot know that anything exists without a sensory experience of it – we do not know a rose exists without seeing its visual form, smelling it, or touching it. There is nothing apart from these sensed experiences that tells us of its existence. Thus, it cannot be disproven that everything is just a creation of our minds, and this is what is known as subjective idealism. Believing that 'everything is of the mind' allows one to completely fuse the metaphysical and epistemological, because knowing what exists and what actually exists are one and the same. I believe this is an absurd and unproductive thing to assume. It gets us nowhere and invalidates many useful assumptions we must make about the world. Without assuming the objective is primary to my experiences, I would have no reason to assume the world will look the same when I wake up tomorrow morning. Perhaps subjective idealism cannot be disproven, but there is an infinity of things that we cannot disprove but have no reason to believe, such as the existence of a teapot orbiting the sun.</text:p>
      <text:p text:style-name="P1"><text:tab/>If we replace 'quality' with 'sensory input' or 'awareness' in Pirsig's metaphysical hierarchy, it <text:soft-page-break/>becomes the same sort of subjective-idealist concept that has been around for centuries. Pirsig's only unique idea, then, must be that 'quality' is our most immediate sensory awareness, something which could probably be studied and proven or disproven with neuroscientific tests. Out of personal experience, I believe that most immediate awarenesses have nothing to do with quality. Most often, I don't make any immediate quality judgments about things like light posts, rocks, buildings, shrubs, and so on, and would have to take a few seconds to analyze them along with their relationship to their surroundings in order to make any judgments about whether I find them to be of a high quality or not. My immediate awareness is only of their color or form.</text:p>
      <text:p text:style-name="P1"><text:tab/>As another example, Pirsig would say that when somebody jumps into a cold swimming pool, that person and the water is created from a quality event. From the quality event we deduce the cold, the water, and the falling person. This deduction is impossible: you cannot deduce anything from quality alone without first giving subjective and objective attributes, like cold and water. If we start with nothingness and insert quality, we come to a stopping point because we can't go any further without assuming 'quality in respect of X'. </text:p>
      <text:p text:style-name="P1"><text:tab/>Also, the fact that a person might feel a sensation of quality before anything else doesn't mean that nothing existed before quality, it just means that there's a biological impulse in our brain that causes us to immediately react a certain way when we jump in a pool of cold water. </text:p>
      <text:p text:style-name="P3"><text:span text:style-name="T2"><text:tab/>It's ironic that Pirsig chooses to make a categorized hierarchy of existence before he spends many pages railing against Aristotle for turning everything into categories. The fact is that most things cannot be understood without the process of reason, usually involving heavy amounts of categorization, because to categorize is to define. It is also true that many things, particularly aesthetic beauty, cannot be understood with reason but only with an immediate experience of quality. However, that doesn't mean we cannot use reason to attempt to describe what those immediate experiences of art are like, </text:span><text:span text:style-name="T2">what kinds of art exist, and which are generally thought of as good and which are not. That is what Aristotle did with rhetoric. Pirsig's vitriolic interpretations of Aristotle and Plato are completely </text:span><text:soft-page-break/><text:span text:style-name="T2">unfounded. </text:span></text:p>
      <text:p text:style-name="P1"><text:tab/>In my view, quality is entirely in the realm of the subjective. Its existence depends on human perception. It is also definable. I believe it's the description that Pirsig quickly brushes to the side; quality is 'what you like,' or, in other words, quality is what brings pleasure. Not just physical pleasure, but also deeper intellectual, emotional, and long term pleasure as well. Certain pleasures are purely physical and connect directly from taste or sight to the brain, and other pleasures involve slow satisfaction or cultural acceptance, but they're all pleasure one way or another. We all have roughly the same pleasures because we are all humans, we all have relatively very similar brains, we all experience empathy, and we live in common cultures.</text:p>
      <text:p text:style-name="P1"><text:tab/>Despite all of my disagreement, I do believe that Pirsig's ultimate message is a good one: we must marry 'value' and 'thought.' Science can be easily pursued independently of quality because objective truth is independent of quality. The question is: does reason and truth do anything for us if not for the good? Plato said truth and the good come hand in hand, that to pursue the truth is the same as to pursue the good, and I agree with this. However, it was not at all in 'truth' that Pirsig saw such evil, it was human creation. It was the ugliness of human creation separated from human values that struck Pirsig so strongly as he walked the streets of Chicago before descending into madness. </text:p>
      <text:p text:style-name="P3"><text:span text:style-name="T2"><text:tab/>As humans, we have an amazingly unique ability: we can shape the world around us, and such power as that is enormous. And it is with this great power, for the sake of ourselves, for all generations after us, and for all other living creatures, that we must join human creation with value, keeping them intertwined and interdependent. This was the issue Sennet described in </text:span><text:span text:style-name="T1">The Craftsman</text:span><text:span text:style-name="T2"> at its beginning and end: the evil that often times comes out of craft without morality or craft for the sake of craft. It is one of our biggest ultimate issues, and the solution lies within the craftsmen – they must marry morality with cre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rb </meta:initial-creator>
    <meta:creation-date>2010-03-12T14:00:37</meta:creation-date>
    <meta:generator>OpenOffice.org/3.1$Linux OpenOffice.org_project/310m19$Build-9420</meta:generator>
    <dc:date>2010-03-18T11:24:07</dc:date>
    <meta:editing-duration>PT12H43M44S</meta:editing-duration>
    <meta:editing-cycles>280</meta:editing-cycles>
    <meta:print-date>2010-03-18T10:44:51</meta:print-date>
    <meta:document-statistic meta:table-count="0" meta:image-count="0" meta:object-count="0" meta:page-count="5" meta:paragraph-count="18" meta:word-count="1880" meta:character-count="11238"/>
  </office:meta>
</office:document-meta>
</file>